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4c1" officeooo:paragraph-rsid="001de4c1"/>
    </style:style>
    <style:style style:name="P2" style:family="paragraph" style:parent-style-name="Standard">
      <style:text-properties officeooo:rsid="001ec804" officeooo:paragraph-rsid="001ec804"/>
    </style:style>
    <style:style style:name="P3" style:family="paragraph" style:parent-style-name="Standard">
      <style:text-properties officeooo:rsid="001ff11a" officeooo:paragraph-rsid="001ff11a"/>
    </style:style>
    <style:style style:name="T1" style:family="text">
      <style:text-properties officeooo:rsid="001ff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 Afleverings opgave <text:span text:style-name="T1">2</text:span></text:p>
      <text:p text:style-name="P1">William Bergmann Børresen – AUR1 – Robtek 2. semester</text:p>
      <text:p text:style-name="P2">Afleveres: dato 13-03-2015 kl 12:00</text:p>
      <text:p text:style-name="P1"/>
      <text:p text:style-name="P3">Jeg starter med at includere m32def.inc</text:p>
      <text:p text:style-name="P3">Jeg definere nu at jeg bruger R20 som min counter og navngiver den COUNTER</text:p>
      <text:p text:style-name="P3">Jeg definere en konstant der indeholder værdien af antal segmenter der er</text:p>
      <text:p text:style-name="P3">Jeg definere nu en liste med hex værdierne til de forskellige segmenter</text:p>
      <text:p text:style-name="P3">Jeg kører nu setup</text:p>
      <text:p text:style-name="P3">Jeg læser nu værdien af switchene, og med 1 ms sekunds mellemrum læser jeg dem igen og sammenholder de 2 værdier om der er en ændring</text:p>
      <text:p text:style-name="P3">Jeg læser nu fra min liste på en placering som er bestemt af counteren</text:p>
      <text:p text:style-name="P3">Jeg skriver det nu til dispalyet</text:p>
      <text:p text:style-name="P3">Jeg tjekker nu om jeg har nået enden af listen men antallet af segmenter</text:p>
      <text:p text:style-name="P3">Hvis jeg er ved enden, skal den starte forfra ellers skal den lægge en til count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0:00:20.129000000</meta:creation-date>
    <dc:date>2015-03-27T01:48:32.408779260</dc:date>
    <meta:editing-duration>PT4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40" meta:character-count="778" meta:non-whitespace-character-count="649"/>
  </office:meta>
</office:document-meta>
</file>